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3_2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H. J. Hyam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October 5, 1893</text:p>
      <text:p text:style-name="P5">Month<text:tab/><text:tab/><text:tab/><text:tab/><text:tab/><text:tab/>October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Dayton</text:p>
      <text:p text:style-name="P5">State<text:tab/><text:tab/><text:tab/><text:tab/><text:tab/><text:tab/>OH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63 Grand Ave Dayton view/</text:p>
      <text:p text:style-name="P3">Dayton Ohio Oct 5<text:span text:style-name="T2">th</text:span><text:span text:style-name="T3"> 1893/</text:span></text:p>
      <text:p text:style-name="P2"><text:span text:style-name="T3">Rev Dr S. Morais/</text:span></text:p>
      <text:p text:style-name="P2"><text:span text:style-name="T3">546 N 6</text:span><text:span text:style-name="T2">th</text:span><text:span text:style-name="T3"> St Philadelphia/</text:span></text:p>
      <text:p text:style-name="P2"><text:span text:style-name="T3"><text:tab/>Dear Rev Dr/</text:span></text:p>
      <text:p text:style-name="P2"><text:span text:style-name="T3"><text:tab/><text:tab/>I take the liberty to enclose a description of/ a Shekel David of which I am in possession since 51 which has been/ remold from the genuine one, and cast in metal in Jerusalem./ <text:s/>It was given to me by Mr Solomon who came with Sir Moses Montefiore/ on his return from Jerusalem for the purpose to learn the trade of/ engraving, and who has been frequently in my house, and before he/ left for Jerusalem he married a Daughter of the Minister of the Portuguess[sic!]/ congregation, and he gave me that Shekel in remembrance, but I/ never had occasion to study the reading of it until being in Denver/ in 91 my attention was in a library to a number of ancient coins,/ and showing the librarian the Shekel he asked to put one in the library/ and to give an interpretation, but finding that I could not </text:span><text:soft-page-break/><text:span text:style-name="T3">understen[sic!]/ the world which follows after the word David, as it is not in Bible/ nor in any other books I have, I only find a description of the Shekel/ Israel, at the reign of Simon, In Graetz History the first vol/ page 528 which it differs, so I have only explained according to my/ ability all the other words of which I enclose a copy. <text:s/>And now I am living here and the/ Dayton library has open[sic!] an extensive museum with many/ coins, I would place a casting of the same Shekel in the/</text:span></text:p>
      <text:p text:style-name="P2"><text:span text:style-name="T3"/></text:p>
      <text:p text:style-name="P2"><text:span text:style-name="T3">[Page 2]</text:span></text:p>
      <text:p text:style-name="P2"><text:span text:style-name="T3">library, if I could ascertain the meaning of that word, I therefore/ ask your favor to ascertain through your high knowledge of/ literature the meaning of the word, and if you find that this/ coin resemble (according your investigation) the original I/ would send you one gratefully, when I have to make a casting/ for the library./ <text:s/>Yours very truly/ H. J. Hyam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5T15:39:23.82</meta:creation-date>
    <dc:date>2011-12-15T15:50:53.29</dc:date>
    <dc:creator>Penn Libraries</dc:creator>
    <meta:editing-duration>PT00H11M2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9" meta:word-count="499" meta:character-count="3048"/>
  </office:meta>
</office:document-meta>
</file>